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e61f" officeooo:paragraph-rsid="0014e61f"/>
    </style:style>
    <style:style style:name="P2" style:family="paragraph" style:parent-style-name="Preformatted_20_Text">
      <style:text-properties officeooo:rsid="0014e61f" officeooo:paragraph-rsid="00167094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officeooo:rsid="00167094"/>
    </style:style>
    <style:style style:name="T5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Gradient Descent vs Stochastic Gradient Descent</text:p>
      <text:p text:style-name="P1"/>
      <text:p text:style-name="P1"/>
      <text:p text:style-name="P1">Let us have 5 training examples :</text:p>
      <text:p text:style-name="P1">&lt;x<text:span text:style-name="T2">1</text:span><text:span text:style-name="T1">(1)</text:span>, y<text:span text:style-name="T1">(1)</text:span>&gt;, &lt;x<text:span text:style-name="T2">1</text:span><text:span text:style-name="T1">(2)</text:span>,y<text:span text:style-name="T1">(2)</text:span>&gt;, &lt;x<text:span text:style-name="T2">1</text:span><text:span text:style-name="T1">(3)</text:span>,y<text:span text:style-name="T1">(3)</text:span>&gt;, &lt;x<text:span text:style-name="T2">1</text:span><text:span text:style-name="T1">(4)</text:span>, y<text:span text:style-name="T1">(4)</text:span>&gt;, &lt;x<text:span text:style-name="T2">1</text:span><text:span text:style-name="T1">(5)</text:span>, y<text:span text:style-name="T1">(5)</text:span>&gt;</text:p>
      <text:p text:style-name="P1"/>
      <text:p text:style-name="P1">predicted output be denoted by o<text:span text:style-name="T1">(i)</text:span></text:p>
      <text:p text:style-name="P1"/>
      <text:p text:style-name="P1">Let, o<text:span text:style-name="T1">(i)</text:span> = w<text:span text:style-name="T2">0</text:span> + w<text:span text:style-name="T2">1</text:span>x<text:span text:style-name="T2">1</text:span><text:span text:style-name="T1">(i)</text:span></text:p>
      <text:p text:style-name="P1"/>
      <text:p text:style-name="P1">o<text:span text:style-name="T1">(1)</text:span> = w<text:span text:style-name="T2">0</text:span>+ w<text:span text:style-name="T2">1</text:span>x<text:span text:style-name="T2">1</text:span><text:span text:style-name="T1">(1)</text:span> </text:p>
      <text:p text:style-name="P1">o<text:span text:style-name="T1">(2)</text:span> = w<text:span text:style-name="T2">0</text:span>+ w<text:span text:style-name="T2">1</text:span>x<text:span text:style-name="T2">1</text:span><text:span text:style-name="T1">(2)</text:span></text:p>
      <text:p text:style-name="P1">o<text:span text:style-name="T1">(3)</text:span>= w<text:span text:style-name="T2">0</text:span>+ w<text:span text:style-name="T2">1</text:span>x<text:span text:style-name="T2">1</text:span><text:span text:style-name="T1">(3)</text:span></text:p>
      <text:p text:style-name="P1">o<text:span text:style-name="T1">(4)</text:span> = w<text:span text:style-name="T2">0</text:span>+ w<text:span text:style-name="T2">1</text:span>x<text:span text:style-name="T2">1</text:span><text:span text:style-name="T1">(4)</text:span></text:p>
      <text:p text:style-name="P1">o<text:span text:style-name="T1">(5)</text:span>= w<text:span text:style-name="T2">0</text:span>+ w<text:span text:style-name="T2">1</text:span>x<text:span text:style-name="T2">1</text:span><text:span text:style-name="T1">(5)</text:span></text:p>
      <text:p text:style-name="P1"/>
      <text:p text:style-name="P1">Here, i goes from 1 to 5 </text:p>
      <text:p text:style-name="P1"/>
      <text:p text:style-name="P1">Weight Update,</text:p>
      <text:p text:style-name="P1">w<text:span text:style-name="T3">j</text:span> = w<text:span text:style-name="T2">j</text:span> + Δw<text:span text:style-name="T2">j</text:span></text:p>
      <text:p text:style-name="P1"/>
      <text:p text:style-name="P1">Here, j goes from 0 to 1 </text:p>
      <text:p text:style-name="P1"/>
      <text:p text:style-name="P1">where,</text:p>
      <text:p text:style-name="P1"><text:s/>Δw<text:span text:style-name="T2">j</text:span> = -η(∂E / ∂w<text:span text:style-name="T2">j</text:span>)</text:p>
      <text:p text:style-name="P1"/>
      <text:p text:style-name="P1"><text:s/>In case of Gradient Descent,</text:p>
      <text:p text:style-name="P1">E = (1/2)*[ [y<text:span text:style-name="T1">(1)</text:span> – o<text:span text:style-name="T1">(1)</text:span>]<text:span text:style-name="T1">2</text:span> <text:s/>+ [y<text:span text:style-name="T1">(2)</text:span> – o<text:span text:style-name="T1">(2)</text:span>]<text:span text:style-name="T1">2</text:span> <text:s/>+ [y<text:span text:style-name="T1">(3)</text:span> – o<text:span text:style-name="T1">(3)</text:span>]<text:span text:style-name="T1">2</text:span> <text:s/>+ [y<text:span text:style-name="T1">(4)</text:span> – o<text:span text:style-name="T1">(4)</text:span>]<text:span text:style-name="T1">2</text:span> <text:s/>+ [y<text:span text:style-name="T1">(5)</text:span> – o<text:span text:style-name="T1">(5)</text:span>]<text:span text:style-name="T1">2</text:span> <text:s/>]</text:p>
      <text:p text:style-name="P1"><text:s text:c="3"/>= (1/2)* [</text:p>
      <text:p text:style-name="P1"><text:tab/><text:tab/>[y<text:span text:style-name="T1">(1)</text:span> – <text:s/>(w<text:span text:style-name="T2">0</text:span>+ w<text:span text:style-name="T2">1</text:span>x<text:span text:style-name="T2">1</text:span><text:span text:style-name="T1">(1)</text:span>)]<text:span text:style-name="T1">2</text:span> +</text:p>
      <text:p text:style-name="P1"><text:tab/><text:tab/>[y<text:span text:style-name="T1">(2)</text:span> – <text:s/>(w<text:span text:style-name="T2">0</text:span>+ w<text:span text:style-name="T2">1</text:span>x<text:span text:style-name="T2">1</text:span><text:span text:style-name="T1">(2)</text:span>)]<text:span text:style-name="T1">2</text:span> +</text:p>
      <text:p text:style-name="P1"><text:tab/><text:tab/>[y<text:span text:style-name="T1">(3)</text:span> – <text:s/>(w<text:span text:style-name="T2">0</text:span>+ w<text:span text:style-name="T2">1</text:span>x<text:span text:style-name="T2">1</text:span><text:span text:style-name="T1">(3)</text:span>)]<text:span text:style-name="T1">2</text:span> +</text:p>
      <text:p text:style-name="P1"><text:tab/><text:tab/>[y<text:span text:style-name="T1">(4)</text:span> – <text:s/>(w<text:span text:style-name="T2">0</text:span>+ w<text:span text:style-name="T2">1</text:span>x<text:span text:style-name="T2">1</text:span><text:span text:style-name="T1">(4)</text:span>)]<text:span text:style-name="T1">2</text:span> +</text:p>
      <text:p text:style-name="P1"><text:tab/><text:tab/>[y<text:span text:style-name="T1">(5)</text:span> – <text:s/>(w<text:span text:style-name="T2">0</text:span>+ w<text:span text:style-name="T2">1</text:span>x<text:span text:style-name="T2">1</text:span><text:span text:style-name="T1">(5)</text:span>)]<text:span text:style-name="T1">2</text:span> </text:p>
      <text:p text:style-name="P1"><text:tab/> <text:s text:c="5"/>]</text:p>
      <text:p text:style-name="P1"><text:s text:c="4"/>= (1/2)* ∑ [y<text:span text:style-name="T1">(i)</text:span> – o<text:span text:style-name="T1">(i)</text:span>]<text:span text:style-name="T1">2</text:span></text:p>
      <text:p text:style-name="P1"/>
      <text:p text:style-name="P1">Again, i goes from 1 to 5. Same value of w0 <text:s/>and w1 <text:s/>is being used for all the 5 examples.</text:p>
      <text:p text:style-name="P1"/>
      <text:p text:style-name="P1">We update weight only after we have seen all the examples once.</text:p>
      <text:p text:style-name="P1">Where,</text:p>
      <text:p text:style-name="P1">∂E / ∂w<text:span text:style-name="T2">0</text:span> = (1/2)* [</text:p>
      <text:p text:style-name="P1"><text:tab/><text:tab/>2*[y<text:span text:style-name="T1">(1)</text:span> – <text:s/>(w<text:span text:style-name="T2">0</text:span>+ w<text:span text:style-name="T2">1</text:span>x<text:span text:style-name="T2">1</text:span><text:span text:style-name="T1">(1)</text:span>)]<text:span text:style-name="T5">*(-1)</text:span> +</text:p>
      <text:p text:style-name="P1"><text:tab/><text:tab/>2*[y<text:span text:style-name="T1">(2)</text:span> – <text:s/>(w<text:span text:style-name="T2">0</text:span>+ w<text:span text:style-name="T2">1</text:span>x<text:span text:style-name="T2">1</text:span><text:span text:style-name="T1">(2)</text:span>)]<text:span text:style-name="T5">*(-1)</text:span> +</text:p>
      <text:p text:style-name="P1"><text:tab/><text:tab/>2*[y<text:span text:style-name="T1">(3)</text:span> – <text:s/>(w<text:span text:style-name="T2">0</text:span>+ w<text:span text:style-name="T2">1</text:span>x<text:span text:style-name="T2">1</text:span><text:span text:style-name="T1">(3)</text:span>)]<text:span text:style-name="T5">*(-1)</text:span> +</text:p>
      <text:p text:style-name="P1"><text:tab/><text:tab/>2*[y<text:span text:style-name="T1">(4)</text:span> – <text:s/>(w<text:span text:style-name="T2">0</text:span>+ w<text:span text:style-name="T2">1</text:span>x<text:span text:style-name="T2">1</text:span><text:span text:style-name="T1">(4)</text:span>)]<text:span text:style-name="T5">*(-1)</text:span> +</text:p>
      <text:p text:style-name="P1"><text:tab/><text:tab/>2*[y<text:span text:style-name="T1">(5)</text:span> – <text:s/>(w<text:span text:style-name="T2">0</text:span>+ w<text:span text:style-name="T2">1</text:span>x<text:span text:style-name="T2">1</text:span><text:span text:style-name="T1">(5)</text:span>)]<text:span text:style-name="T5">*(-1)</text:span></text:p>
      <text:p text:style-name="P1"><text:tab/> <text:s text:c="7"/>]</text:p>
      <text:p text:style-name="P1"><text:s text:c="11"/>= (-1/2)* 2*∑[ y<text:span text:style-name="T1">(i)</text:span> – <text:s/>(w<text:span text:style-name="T2">0</text:span>+ w<text:span text:style-name="T2">1</text:span>x<text:span text:style-name="T2">1</text:span><text:span text:style-name="T1">(i)</text:span>) ]</text:p>
      <text:p text:style-name="P1"><text:s text:c="11"/>= (-1/2)* 2*∑[ y<text:span text:style-name="T1">(i)</text:span> – o<text:span text:style-name="T1">(i)</text:span> ]</text:p>
      <text:p text:style-name="P1"/>
      <text:p text:style-name="P1">Again, i goes from 1 to 5.</text:p>
      <text:p text:style-name="P1"/>
      <text:p text:style-name="P1">∂E / ∂w<text:span text:style-name="T2">1</text:span> = (1/2)* [</text:p>
      <text:p text:style-name="P1"><text:tab/><text:tab/>2*[y<text:span text:style-name="T1">(1)</text:span> – <text:s/>(w<text:span text:style-name="T2">0</text:span>+ w<text:span text:style-name="T2">1</text:span>x<text:span text:style-name="T2">1</text:span><text:span text:style-name="T1">(1)</text:span>)]<text:span text:style-name="T5">*(-x</text:span><text:span text:style-name="T2">1</text:span><text:span text:style-name="T1">(1)</text:span><text:span text:style-name="T5">)</text:span> +</text:p>
      <text:p text:style-name="P1"><text:tab/><text:tab/>2*[y<text:span text:style-name="T1">(2)</text:span> – <text:s/>(w<text:span text:style-name="T2">0</text:span>+ w<text:span text:style-name="T2">1</text:span>x<text:span text:style-name="T2">1</text:span><text:span text:style-name="T1">(2)</text:span>)]<text:span text:style-name="T5">*(-x</text:span><text:span text:style-name="T2">1</text:span><text:span text:style-name="T1">(2)</text:span><text:span text:style-name="T5">)</text:span> +</text:p>
      <text:p text:style-name="P1"><text:tab/><text:tab/>2*[y<text:span text:style-name="T1">(3)</text:span> – <text:s/>(w<text:span text:style-name="T2">0</text:span>+ w<text:span text:style-name="T2">1</text:span>x<text:span text:style-name="T2">1</text:span><text:span text:style-name="T1">(3)</text:span>)]<text:span text:style-name="T5">*(-x</text:span><text:span text:style-name="T2">1</text:span><text:span text:style-name="T1">(3)</text:span><text:span text:style-name="T5">)</text:span> +</text:p>
      <text:p text:style-name="P1"><text:tab/><text:tab/>2*[y<text:span text:style-name="T1">(4)</text:span> – <text:s/>(w<text:span text:style-name="T2">0</text:span>+ w<text:span text:style-name="T2">1</text:span>x<text:span text:style-name="T2">1</text:span><text:span text:style-name="T1">(4)</text:span>)]<text:span text:style-name="T5">*(-x</text:span><text:span text:style-name="T2">1</text:span><text:span text:style-name="T1">(4)</text:span><text:span text:style-name="T5">)</text:span> +</text:p>
      <text:p text:style-name="P1"><text:tab/><text:tab/>2*[y<text:span text:style-name="T1">(5)</text:span> – <text:s/>(w<text:span text:style-name="T2">0</text:span>+ w<text:span text:style-name="T2">1</text:span>x<text:span text:style-name="T2">1</text:span><text:span text:style-name="T1">(5)</text:span>)]<text:span text:style-name="T5">*(-x</text:span><text:span text:style-name="T2">1</text:span><text:span text:style-name="T1">(5)</text:span><text:span text:style-name="T5">)</text:span></text:p>
      <text:p text:style-name="P1"><text:tab/> <text:s text:c="7"/>]</text:p>
      <text:p text:style-name="P1"><text:s text:c="11"/>= (-1/2)* 2*∑[ y<text:span text:style-name="T1">(i)</text:span> – <text:s/>(w<text:span text:style-name="T2">0</text:span>+ w<text:span text:style-name="T2">1</text:span>x<text:span text:style-name="T2">1</text:span><text:span text:style-name="T1">(i)</text:span>) ]*(<text:span text:style-name="T5">x</text:span><text:span text:style-name="T2">1</text:span><text:span text:style-name="T1">(i)</text:span>)</text:p>
      <text:p text:style-name="P1"><text:soft-page-break/><text:s text:c="11"/>= (-1/2)* 2*∑[ y<text:span text:style-name="T1">(i)</text:span> – o<text:span text:style-name="T1">(i)</text:span> ]*(<text:span text:style-name="T5">x</text:span><text:span text:style-name="T2">1</text:span><text:span text:style-name="T1">(i)</text:span>)</text:p>
      <text:p text:style-name="P1"/>
      <text:p text:style-name="P1">which is equivalent to</text:p>
      <text:p text:style-name="P1">∂E / ∂w<text:span text:style-name="T2">j</text:span> = (-1/2)*2*∑[ y<text:span text:style-name="T1">(i)</text:span> – <text:s/>(w<text:span text:style-name="T2">0 </text:span>+ w<text:span text:style-name="T2">j</text:span>x<text:span text:style-name="T4">j</text:span><text:span text:style-name="T1">(i)</text:span>) ]*(<text:span text:style-name="T5">x</text:span><text:span text:style-name="T2">j</text:span><text:span text:style-name="T1">(i)</text:span>)</text:p>
      <text:p text:style-name="P1"/>
      <text:p text:style-name="P1">Again, i goes from 1 to 5.</text:p>
      <text:p text:style-name="P1"/>
      <text:p text:style-name="P1">Therefore,</text:p>
      <text:p text:style-name="P1">In Gradient Descent we update the weights only after seeing all the examples.</text:p>
      <text:p text:style-name="P1">w<text:span text:style-name="T2">j</text:span> = w<text:span text:style-name="T2">j</text:span> + Δw<text:span text:style-name="T2">j</text:span></text:p>
      <text:p text:style-name="P1">where</text:p>
      <text:p text:style-name="P2">Δw<text:span text:style-name="T2">j</text:span> when j = 0 is η∑[ y<text:span text:style-name="T1">(i)</text:span> – o<text:span text:style-name="T1">(i)</text:span> ]</text:p>
      <text:p text:style-name="P2"><text:s text:c="9"/>j = 1 is η∑[ y<text:span text:style-name="T1">(i)</text:span> – <text:s/>(w<text:span text:style-name="T2">0</text:span>+ w<text:span text:style-name="T2">1</text:span>x<text:span text:style-name="T2">1</text:span><text:span text:style-name="T1">(i)</text:span>) ]*(<text:span text:style-name="T5">x</text:span><text:span text:style-name="T2">1</text:span><text:span text:style-name="T1">(i)</text:span>)</text:p>
      <text:p text:style-name="P1"/>
      <text:p text:style-name="P1">Again, i goes from 1 to 5 (i.e., over all the training examples).</text:p>
      <text:p text:style-name="P1"/>
      <text:p text:style-name="P1"/>
      <text:p text:style-name="P1">In Stochastic Gradient Descent, we update the weight after each training example:</text:p>
      <text:p text:style-name="P2">w<text:span text:style-name="T2">j</text:span> = w<text:span text:style-name="T2">j</text:span> + Δw<text:span text:style-name="T2">j</text:span></text:p>
      <text:p text:style-name="P1">where</text:p>
      <text:p text:style-name="P2">Δw<text:span text:style-name="T2">j</text:span> when j = 0 is η[ y<text:span text:style-name="T1">(i)</text:span> – o<text:span text:style-name="T1">(i)</text:span> ]</text:p>
      <text:p text:style-name="P2"><text:s text:c="9"/>j = 1 is η[ y<text:span text:style-name="T1">(i)</text:span> – <text:s/>(w<text:span text:style-name="T2">0</text:span>+ w<text:span text:style-name="T2">1</text:span>x<text:span text:style-name="T2">1</text:span><text:span text:style-name="T1">(i)</text:span>) ]*(<text:span text:style-name="T5">x</text:span><text:span text:style-name="T2">1</text:span><text:span text:style-name="T1">(i)</text:span>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10:28:03.771785506</dc:date>
    <meta:editing-duration>PT6M37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2" meta:paragraph-count="63" meta:word-count="358" meta:character-count="2059" meta:non-whitespace-character-count="1575"/>
  </office:meta>
</office:document-meta>
</file>